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officeooo:paragraph-rsid="000a46da"/>
    </style:style>
    <style:style style:name="P2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officeooo:paragraph-rsid="000a46da" style:font-name-asian="標楷體" style:font-weight-asian="bold" style:font-name-complex="Times New Roman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officeooo:paragraph-rsid="000a46da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officeooo:paragraph-rsid="000a46da" style:font-name-asian="標楷體" style:font-weight-asian="bold" style:font-name-complex="Times New Roman" style:font-size-complex="12pt"/>
    </style:style>
    <style:style style:name="P5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officeooo:paragraph-rsid="000a46da"/>
    </style:style>
    <style:style style:name="P6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style:font-name="Times New Roman" fo:font-weight="bold" officeooo:paragraph-rsid="000a46da" style:font-name-asian="標楷體" style:font-weight-asian="bold" style:font-name-complex="Times New Roman" style:font-size-complex="12pt"/>
    </style:style>
    <style:style style:name="P7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0a46da"/>
    </style:style>
    <style:style style:name="P8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fo:font-size="12pt" officeooo:paragraph-rsid="000a46da" style:font-name-asian="標楷體" style:font-size-asian="12pt" style:font-name-complex="Times New Roman" style:font-size-complex="12pt"/>
    </style:style>
    <style:style style:name="P9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officeooo:paragraph-rsid="000a46da" style:font-name-asian="標楷體" style:font-name-complex="Times New Roman" style:font-size-complex="12pt"/>
    </style:style>
    <style:style style:name="P10" style:family="paragraph" style:parent-style-name="Standard">
      <style:paragraph-properties fo:margin-top="0.318cm" fo:margin-bottom="0.318cm" style:contextual-spacing="false"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officeooo:paragraph-rsid="000a46da" style:font-name-asian="標楷體" style:font-weight-asian="bold" style:font-name-complex="Times New Roman" style:font-size-complex="12pt"/>
    </style:style>
    <style:style style:name="P11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fo:font-size="12pt" officeooo:paragraph-rsid="000b40c7" style:font-size-asian="12pt" style:font-size-complex="12pt"/>
    </style:style>
    <style:style style:name="P12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font-size="12pt" officeooo:paragraph-rsid="000f6170" style:font-size-asian="12pt" style:font-size-complex="12pt"/>
    </style:style>
    <style:style style:name="P13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font-size="12pt" officeooo:paragraph-rsid="001068e8" style:font-size-asian="12pt" style:font-size-complex="12pt"/>
    </style:style>
    <style:style style:name="P14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font-size="12pt" officeooo:paragraph-rsid="00134bd5" style:font-size-asian="12pt" style:font-size-complex="12pt"/>
    </style:style>
    <style:style style:name="P15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font-size="12pt" officeooo:paragraph-rsid="0013c70f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0a46da"/>
    </style:style>
    <style:style style:name="P1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01cm"/>
        </style:tab-stops>
      </style:paragraph-properties>
      <style:text-properties fo:color="#000000" style:font-name="Times New Roman" fo:font-size="14pt" fo:font-weight="bold" officeooo:paragraph-rsid="000a46da" style:font-name-asian="標楷體" style:font-size-asian="14pt" style:font-weight-asian="bold" style:font-name-complex="Times New Roman"/>
    </style:style>
    <style:style style:name="P18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fo:font-size="12pt" officeooo:paragraph-rsid="000ef674" style:font-size-asian="12pt" style:font-size-complex="12pt"/>
    </style:style>
    <style:style style:name="P19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fo:font-size="12pt" officeooo:rsid="001f0a64" officeooo:paragraph-rsid="001f0a64" style:font-size-asian="12pt" style:font-size-complex="12pt"/>
    </style:style>
    <style:style style:name="P20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fo:font-size="12pt" officeooo:rsid="002640a8" officeooo:paragraph-rsid="002640a8" style:font-size-asian="12pt" style:font-size-complex="12pt"/>
    </style:style>
    <style:style style:name="P21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font-size="12pt" officeooo:paragraph-rsid="001f0a64" style:font-size-asian="12pt" style:font-size-complex="12pt"/>
    </style:style>
    <style:style style:name="P22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font-size="12pt" officeooo:paragraph-rsid="0029ab0a" style:font-size-asian="12pt" style:font-size-complex="12pt"/>
    </style:style>
    <style:style style:name="P23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officeooo:paragraph-rsid="000a46da"/>
    </style:style>
    <style:style style:name="T1" style:family="text">
      <style:text-properties style:font-name="Times New Roman" style:font-name-asian="標楷體" style:font-name-complex="Times New Roman"/>
    </style:style>
    <style:style style:name="T2" style:family="text">
      <style:text-properties style:font-name="Times New Roman" officeooo:rsid="00173225" style:font-name-asian="標楷體" style:font-name-complex="Times New Roman"/>
    </style:style>
    <style:style style:name="T3" style:family="text">
      <style:text-properties style:font-name="Times New Roman" officeooo:rsid="0029ab0a" style:font-name-asian="標楷體" style:font-name-complex="Times New Roman"/>
    </style:style>
    <style:style style:name="T4" style:family="text">
      <style:text-properties style:font-name="Times New Roman" fo:font-weight="bold" style:font-name-asian="標楷體" style:font-weight-asian="bold" style:font-name-complex="Times New Roman" style:font-size-complex="12pt"/>
    </style:style>
    <style:style style:name="T5" style:family="text">
      <style:text-properties style:font-name="Times New Roman" fo:font-weight="bold" officeooo:rsid="0013021a" style:font-name-asian="標楷體" style:font-weight-asian="bold" style:font-name-complex="Times New Roman" style:font-size-complex="12pt"/>
    </style:style>
    <style:style style:name="T6" style:family="text">
      <style:text-properties style:font-name="Times New Roman" fo:font-weight="bold" officeooo:rsid="0015cd8f" style:font-name-asian="標楷體" style:font-weight-asian="bold" style:font-name-complex="Times New Roman" style:font-size-complex="12pt"/>
    </style:style>
    <style:style style:name="T7" style:family="text">
      <style:text-properties style:font-name="Times New Roman" fo:font-weight="bold" officeooo:rsid="002640a8" style:font-name-asian="標楷體" style:font-weight-asian="bold" style:font-name-complex="Times New Roman" style:font-size-complex="12pt"/>
    </style:style>
    <style:style style:name="T8" style:family="text">
      <style:text-properties style:font-name="Times New Roman" fo:font-weight="bold" officeooo:rsid="0027b091" style:font-name-asian="標楷體" style:font-weight-asian="bold" style:font-name-complex="Times New Roman" style:font-size-complex="12pt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officeooo:rsid="0013021a" style:font-name-asian="Times New Roman" style:font-name-complex="Times New Roman"/>
    </style:style>
    <style:style style:name="T11" style:family="text">
      <style:text-properties style:font-name="Times New Roman" fo:font-style="italic" officeooo:rsid="00114bc9" style:font-name-asian="標楷體" style:font-style-asian="italic" style:font-name-complex="Times New Roman"/>
    </style:style>
    <style:style style:name="T12" style:family="text">
      <style:text-properties style:font-name="Times New Roman" fo:font-style="italic" officeooo:rsid="0029ab0a" style:font-name-asian="標楷體" style:font-style-asian="italic" style:font-name-complex="Times New Roman"/>
    </style:style>
    <style:style style:name="T13" style:family="text">
      <style:text-properties fo:color="#000000" style:font-name="Times New Roman" fo:font-weight="bold" style:font-name-asian="標楷體" style:font-weight-asian="bold" style:font-name-complex="Times New Roman"/>
    </style:style>
    <style:style style:name="T14" style:family="text">
      <style:text-properties fo:color="#000000" style:font-name="Times New Roman" fo:font-weight="bold" style:font-name-asian="標楷體" style:font-weight-asian="bold" style:font-name-complex="Times New Roman" style:font-size-complex="12pt"/>
    </style:style>
    <style:style style:name="T15" style:family="text">
      <style:text-properties fo:color="#000000" style:font-name="Times New Roman" fo:font-weight="bold" style:font-name-asian="標楷體" style:language-asian="zh" style:country-asian="HK" style:font-weight-asian="bold" style:font-name-complex="Times New Roman"/>
    </style:style>
    <style:style style:name="T16" style:family="text">
      <style:text-properties fo:color="#000000" style:font-name="Times New Roman" fo:font-style="italic" officeooo:rsid="000b40c7" style:font-name-asian="標楷體" style:font-style-asian="italic" style:font-name-complex="Times New Roman"/>
    </style:style>
    <style:style style:name="T17" style:family="text">
      <style:text-properties fo:color="#000000" style:font-name="Times New Roman" style:font-name-asian="標楷體" style:font-name-complex="Times New Roman"/>
    </style:style>
    <style:style style:name="T18" style:family="text">
      <style:text-properties fo:color="#000000" style:font-name="Times New Roman" officeooo:rsid="000b40c7" style:font-name-asian="標楷體" style:font-name-complex="Times New Roman"/>
    </style:style>
    <style:style style:name="T19" style:family="text">
      <style:text-properties fo:color="#000000" style:font-name="Times New Roman" officeooo:rsid="000ef674" style:font-name-asian="標楷體" style:font-name-complex="Times New Roman"/>
    </style:style>
    <style:style style:name="T20" style:family="text">
      <style:text-properties fo:color="#000000" style:font-name="Times New Roman" officeooo:rsid="00116a8e" style:font-name-asian="標楷體" style:font-name-complex="Times New Roman"/>
    </style:style>
    <style:style style:name="T21" style:family="text">
      <style:text-properties fo:color="#000000" style:font-name="Times New Roman" officeooo:rsid="00161cbd" style:font-name-asian="標楷體" style:font-name-complex="Times New Roman"/>
    </style:style>
    <style:style style:name="T22" style:family="text">
      <style:text-properties fo:color="#000000" style:font-name="Times New Roman" officeooo:rsid="000f6170" style:font-name-asian="標楷體" style:font-name-complex="Times New Roman"/>
    </style:style>
    <style:style style:name="T23" style:family="text">
      <style:text-properties fo:color="#000000" style:font-name="Times New Roman" officeooo:rsid="001068e8" style:font-name-asian="標楷體" style:font-name-complex="Times New Roman"/>
    </style:style>
    <style:style style:name="T24" style:family="text">
      <style:text-properties fo:color="#000000" style:font-name="Times New Roman" officeooo:rsid="00173225" style:font-name-asian="標楷體" style:font-name-complex="Times New Roman"/>
    </style:style>
    <style:style style:name="T25" style:family="text">
      <style:text-properties fo:color="#000000" style:font-name="Times New Roman" officeooo:rsid="00134bd5" style:font-name-asian="標楷體" style:font-name-complex="Times New Roman"/>
    </style:style>
    <style:style style:name="T26" style:family="text">
      <style:text-properties fo:color="#000000" style:font-name="Times New Roman" officeooo:rsid="0013c70f" style:font-name-asian="標楷體" style:font-name-complex="Times New Roman"/>
    </style:style>
    <style:style style:name="T27" style:family="text">
      <style:text-properties fo:color="#000000" style:font-name="Times New Roman" officeooo:rsid="001450e5" style:font-name-asian="標楷體" style:font-name-complex="Times New Roman"/>
    </style:style>
    <style:style style:name="T28" style:family="text">
      <style:text-properties fo:color="#000000" style:font-name="Times New Roman" officeooo:rsid="001f0a64" style:font-name-asian="標楷體" style:font-name-complex="Times New Roman"/>
    </style:style>
    <style:style style:name="T29" style:family="text">
      <style:text-properties fo:color="#000000" style:font-name="Times New Roman" officeooo:rsid="00205b65" style:font-name-asian="標楷體" style:font-name-complex="Times New Roman"/>
    </style:style>
    <style:style style:name="T30" style:family="text">
      <style:text-properties fo:color="#000000" style:font-name="Times New Roman" officeooo:rsid="0021245e" style:font-name-asian="標楷體" style:font-name-complex="Times New Roman"/>
    </style:style>
    <style:style style:name="T31" style:family="text">
      <style:text-properties fo:color="#000000" style:font-name="Times New Roman" officeooo:rsid="0022b6b6" style:font-name-asian="標楷體" style:font-name-complex="Times New Roman"/>
    </style:style>
    <style:style style:name="T32" style:family="text">
      <style:text-properties fo:color="#000000" style:font-name="Times New Roman" officeooo:rsid="0023a68f" style:font-name-asian="標楷體" style:font-name-complex="Times New Roman"/>
    </style:style>
    <style:style style:name="T33" style:family="text">
      <style:text-properties fo:color="#000000" style:font-name="Times New Roman" officeooo:rsid="0029ab0a" style:font-name-asian="標楷體" style:font-name-complex="Times New Roman"/>
    </style:style>
    <style:style style:name="T34" style:family="text">
      <style:text-properties fo:color="#000000" style:font-name="Times New Roman" style:text-underline-style="solid" style:text-underline-width="auto" style:text-underline-color="font-color" officeooo:rsid="0021245e" style:font-name-asian="標楷體" style:font-name-complex="Times New Roman"/>
    </style:style>
    <style:style style:name="T35" style:family="text">
      <style:text-properties fo:color="#000000" style:font-name="Times New Roman" style:text-underline-style="solid" style:text-underline-width="auto" style:text-underline-color="font-color" officeooo:rsid="0029ab0a" style:font-name-asian="標楷體" style:font-name-complex="Times New Roman"/>
    </style:style>
    <style:style style:name="T36" style:family="text">
      <style:text-properties fo:color="#000000" style:font-name="Times New Roman" style:text-underline-style="solid" style:text-underline-width="auto" style:text-underline-color="font-color" officeooo:rsid="001f0a64" style:font-name-asian="標楷體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業九挑戰題報告</text:p>
      <text:p text:style-name="P1"><text:span text:style-name="T13">103062224 </text:span><text:span text:style-name="T15">劉哲宇</text:span></text:p>
      <text:p text:style-name="P2"/>
      <text:p text:style-name="P3"><text:span text:style-name="T13">A. </text:span><text:span text:style-name="T14">作法來源</text:span></text:p>
      <text:p text:style-name="P8">聽上課一開始的同學講、以及老師補充的。</text:p>
      <text:p text:style-name="P9"/>
      <text:p text:style-name="P4">B. 說明是否有參考它人程式碼?</text:p>
      <text:p text:style-name="P9">無。</text:p>
      <text:p text:style-name="P9"/>
      <text:p text:style-name="P10">C. 時間分析</text:p>
      <text:p text:style-name="P7"><text:span text:style-name="T13">0. </text:span><text:span text:style-name="T14">符號定義</text:span></text:p>
      <text:p text:style-name="P16"/>
      <text:p text:style-name="P11"><text:span text:style-name="T16">limit[3]</text:span><text:span text:style-name="T18">: 三個水瓶內的容量，由題目給定。</text:span></text:p>
      <text:p text:style-name="P18"><text:span text:style-name="T18">N: 三水瓶容量的最大值，</text:span><text:span text:style-name="T19">N ≦ 200。</text:span></text:p>
      <text:p text:style-name="P19"><text:span text:style-name="T19">V: 由三水瓶容量可決定一個</text:span><text:span text:style-name="T17">vertex，V為在此圖中合法的vertex最多有幾個。</text:span></text:p>
      <text:p text:style-name="P20"><text:span text:style-name="T17">E: 圖上的邊，一條邊相當於本題中的一次操作，E最多有6V個</text:span></text:p>
      <text:p text:style-name="P5"><text:span text:style-name="T4">1(a) 計算量: <text:s/></text:span><text:span text:style-name="T5">O(</text:span><text:span text:style-name="T7">E+V^</text:span><text:span text:style-name="T8">2</text:span><text:span text:style-name="T6">)<text:tab/></text:span></text:p>
      <text:p text:style-name="P6">1(b) 簡單說明</text:p>
      <text:p text:style-name="P12"><text:span text:style-name="T1">*<text:tab/></text:span><text:span text:style-name="T21">由於</text:span><text:span text:style-name="T18">三個水瓶內的水量不同，能代表不同的狀態，一個狀態對應到一個vertex。直接透過三水瓶內的水量去</text:span><text:span text:style-name="T22">label vertex時，最多用到高達約 (</text:span><text:span text:style-name="T30">N</text:span><text:span text:style-name="T22">)^3 * sizeof(vertex) 的容量，但實際能存在的合法vertex並沒有那麼多。一個直接的觀察能顯示出：得知前兩個水瓶的水量X, Y，就能得知第三瓶的水量為limit[2] – X – Y ，因此只需要透過前兩瓶的水量就能label vertex了，也因此合法的vertex數量最多為 (200)^2 個。</text:span></text:p>
      <text:p text:style-name="P13"><text:span text:style-name="T17">*<text:tab/></text:span><text:span text:style-name="T18">vertex A 到vertex B的direct path的距離，代表要從狀態A變成狀態B所作的操作中傳送了幾公升的水量。</text:span></text:p>
      <text:p text:style-name="P12"><text:span text:style-name="T17">*<text:tab/></text:span><text:span text:style-name="T18">透過前兩項說明得知，這次練習題就相當於求</text:span><text:span text:style-name="T23">single-source shortest path ，所以使用dijkstra演算法解題。</text:span></text:p>
      <text:p text:style-name="P14"><text:span text:style-name="T24">*<text:tab/></text:span><text:span text:style-name="T20">dijkstra過程：由初始點 (0, 0, limit[2]) 為</text:span><text:span text:style-name="T23">shortest path tree</text:span><text:span text:style-name="T20"> 的根，先將所有點的最短距設為無限大，把所有可由初始點經過一個direct edge</text:span><text:span text:style-name="T25">到達的其他點加入『候選人』行列，再從所有候選人當中選出由初始點到達的path length最短的vertex（</text:span><text:span text:style-name="T30">即</text:span><text:span text:style-name="T25">extract min過程），將它加入</text:span><text:span text:style-name="T23">shortest path tree</text:span><text:span text:style-name="T20">中</text:span><text:span text:style-name="T25">。把對初始點做的事重複在被挑出的vertex上，直到所有點都被加到</text:span><text:span text:style-name="T23">shortest path tree</text:span><text:span text:style-name="T20">上</text:span><text:span text:style-name="T25">，或是這個</text:span><text:span text:style-name="T23">shortest path tree</text:span><text:span text:style-name="T20"> </text:span><text:span text:style-name="T25">已經無法在透過任何edge連到其他vertex為止。</text:span></text:p>
      <text:p text:style-name="P15"><text:span text:style-name="T24">*<text:tab/>由於此題無負邊，所以有一些性質：</text:span><text:span text:style-name="T26">extract min所找出來的vertex，它的path length（從初始點到此點）一定比已經在這棵</text:span><text:span text:style-name="T23">shortest path tree</text:span><text:span text:style-name="T26">上的所有vertex還要大，因此只要一找到三水瓶中任何一瓶有題目要求的水量時，一定能保證</text:span><text:span text:style-name="T31">之後再也找不到</text:span><text:span text:style-name="T26">path length更小的解，這時就可以中止</text:span><text:span text:style-name="T23">dijkstra演算法，輸出該</text:span><text:span text:style-name="T26">vertex path length為</text:span><text:span text:style-name="T23">答案。</text:span></text:p>
      <text:p text:style-name="P15"><text:span text:style-name="T24">*<text:tab/>若</text:span><text:span text:style-name="T23">dijkstra演算法從頭跑到尾沒有被中止，代表可以到達的</text:span><text:span text:style-name="T26">vertex上的任一水瓶內水量都沒有題目要求的水量。此時要拜訪所有</text:span><text:span text:style-name="T23">shortest path tree</text:span><text:span text:style-name="T26">上的vertex，找出任一水量小於要求、又最靠近要求的水瓶所在的vertex，輸出該vertex path length、最接近的水量為答案（我的程式中，拜訪是跟著dijkstra一起做的）</text:span></text:p>
      <text:p text:style-name="P21"><text:span text:style-name="T26">*<text:tab/>由於</text:span><text:span text:style-name="T27">extract min不由min heap而以單純array實作，所以此dijkstra計算量為O(</text:span><text:span text:style-name="T32">E+</text:span><text:span text:style-name="T28">V</text:span><text:span text:style-name="T27">^</text:span><text:span text:style-name="T28">2</text:span><text:span text:style-name="T27">)</text:span><text:span text:style-name="T28">。</text:span></text:p>
      <text:p text:style-name="P22"><text:span text:style-name="T26">*<text:tab/></text:span><text:span text:style-name="T28">V若最多到達 200^2，則不能符合10^8的要求，但在透過一些分析就能發現合法的</text:span><text:span text:style-name="T29">vertex並不多。因為</text:span><text:span text:style-name="T30">每次操作得中止條件是被倒水的人滿了，或是倒水的人空了，又除了初始</text:span><text:span text:style-name="T33">vertex</text:span><text:span text:style-name="T30">以外，每個合法</text:span><text:span text:style-name="T33">vertex都是經由一次操作（一條邊）得到的</text:span><text:span text:style-name="T30">，所以</text:span><text:span text:style-name="T34">（一）每個</text:span><text:span text:style-name="T35">vertex的三個水瓶上一定有一個水瓶是空的或滿的</text:span><text:span text:style-name="T33">。而且我們原本就知道</text:span><text:span text:style-name="T35">（二）</text:span><text:span text:style-name="T36">三水瓶內的總水量為</text:span><text:span text:style-name="T34">limit[2]</text:span><text:span text:style-name="T30">。透過（一）、（二）我們只要再知道一</text:span><text:soft-page-break/><text:span text:style-name="T30">個不是空的或滿的的水瓶內水量，就可以決定出一個合法</text:span><text:span text:style-name="T33">vertex上的所有三水瓶水量，因此V的個數最多只能到達 C(3, 1) * 2 * 200 = 1200個，這樣就能達到10^8的要求，更不用分析某些像limit[2] ≦ min( limit[0], limit[1] ) 等會讓合法vertex更少的極端情況了。</text:span></text:p>
      <text:p text:style-name="P6">2.<text:tab/>驗證計算量</text:p>
      <text:p text:style-name="P5"><text:span text:style-name="T1"><text:tab/>以</text:span><text:span text:style-name="T9"> </text:span><text:span text:style-name="T12">V</text:span><text:span text:style-name="T1"> = </text:span><text:span text:style-name="T2">1</text:span><text:span text:style-name="T3">2</text:span><text:span text:style-name="T2">00</text:span><text:span text:style-name="T10">計算</text:span></text:p>
      <text:p text:style-name="P5"><text:span text:style-name="T1"><text:tab/><text:tab/></text:span><text:span text:style-name="T3">E + V^2 ≦ 6V + V^2 = 1447200 ≦ 1.5 * 10^6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4:26:44.736359218</meta:creation-date>
    <meta:generator>LibreOffice/4.2.8.2$Linux_X86_64 LibreOffice_project/420m0$Build-2</meta:generator>
    <dc:date>2016-05-25T16:03:42.077407525</dc:date>
    <meta:editing-duration>PT2H52M32S</meta:editing-duration>
    <meta:editing-cycles>30</meta:editing-cycles>
    <meta:document-statistic meta:table-count="0" meta:image-count="0" meta:object-count="0" meta:page-count="2" meta:paragraph-count="25" meta:word-count="1115" meta:character-count="1753" meta:non-whitespace-character-count="1643"/>
  </office:meta>
</office:document-meta>
</file>